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6.23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47cm" fo:min-width="5.3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6cm"/>
    </style:style>
    <style:style style:name="gr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0.926cm" fo:min-width="13.08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131cm" fo:min-width="3.1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909cm" fo:min-width="2.16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08cm" fo:min-width="0.669cm"/>
    </style:style>
    <style:style style:name="gr11" style:family="graphic" style:parent-style-name="standard">
      <style:graphic-properties draw:fill-color="#ffffff" draw:textarea-horizontal-align="justify" draw:textarea-vertical-align="top" draw:auto-grow-height="false" fo:min-height="5.538cm" fo:min-width="10.603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4.199cm"/>
    </style:style>
    <style:style style:name="gr13" style:family="graphic" style:parent-style-name="standard">
      <style:graphic-properties draw:textarea-horizontal-align="justify" draw:textarea-vertical-align="middle" draw:auto-grow-height="false" fo:min-height="0.893cm" fo:min-width="10.676cm"/>
    </style:style>
    <style:style style:name="gr14" style:family="graphic" style:parent-style-name="standard">
      <style:graphic-properties draw:fill-color="#ffffff" draw:textarea-horizontal-align="justify" draw:textarea-vertical-align="bottom" draw:auto-grow-height="false" fo:min-height="4.295cm" fo:min-width="9.533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147cm" fo:min-width="6.73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47cm" fo:min-width="3.437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loext:graphic-properties draw:fill-color="#ffffff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731cm" svg:height="1.524cm" svg:x="7.35cm" svg:y="1.127cm">
          <text:p text:style-name="P1">Windows</text:p>
          <text:p text:style-name="P1">-Loop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842cm" svg:height="1.397cm" svg:x="1.716cm" svg:y="11.695cm">
          <text:p text:style-name="P1">Windows/Dialog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draw:line-skew="-5.848cm -0.215cm" svg:x1="7.35cm" svg:y1="1.889cm" svg:x2="1.716cm" svg:y2="12.393cm" draw:start-shape="id1" draw:start-glue-point="3" draw:end-shape="id2" draw:end-glue-point="3" svg:d="M7350 1889h-6350v10504h716" svg:viewBox="0 0 6351 10505">
          <text:p text:style-name="P1">Event Mouse</text:p>
        </draw:connector>
        <draw:connector draw:style-name="gr3" draw:text-style-name="P3" draw:layer="layout" draw:type="lines" draw:line-skew="3.309cm" svg:x1="10.715cm" svg:y1="2.651cm" svg:x2="4.637cm" svg:y2="11.695cm" draw:start-shape="id1" draw:start-glue-point="2" draw:end-shape="id2" draw:end-glue-point="0" svg:d="M10715 2651v3810l-6078 4732v502" svg:viewBox="0 0 6079 9045">
          <text:p text:style-name="P1">Event Key</text:p>
        </draw:connector>
        <draw:connector draw:style-name="gr3" draw:text-style-name="P3" draw:layer="layout" draw:type="lines" draw:line-skew="3.31cm" svg:x1="14.081cm" svg:y1="1.889cm" svg:x2="10.995cm" svg:y2="11.695cm" draw:start-shape="id1" draw:start-glue-point="1" draw:end-shape="id3" draw:end-glue-point="0" svg:d="M14081 1889h3810l-6896 9304v502" svg:viewBox="0 0 6897 9807">
          <text:p text:style-name="P1">WM_SIZE</text:p>
        </draw:connector>
        <draw:custom-shape draw:style-name="gr2" draw:text-style-name="P2" xml:id="id3" draw:id="id3" draw:layer="layout" svg:width="5.842cm" svg:height="1.397cm" svg:x="8.074cm" svg:y="11.695cm">
          <text:p text:style-name="P1">Windows/Dialog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842cm" svg:height="1.397cm" svg:x="14.697cm" svg:y="11.668cm">
          <text:p text:style-name="P1">Windows/Dialog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draw:line-skew="6.485cm" svg:x1="14.081cm" svg:y1="1.889cm" svg:x2="20.539cm" svg:y2="12.366cm" draw:start-shape="id1" draw:start-glue-point="1" draw:end-shape="id4" draw:end-glue-point="1" svg:d="M14081 1889h6985l-26 10477h-501" svg:viewBox="0 0 6986 10478">
          <text:p text:style-name="P1">WM_PAINT</text:p>
        </draw:connector>
        <draw:connector draw:style-name="gr3" draw:text-style-name="P3" draw:layer="layout" draw:type="lines" svg:x1="4.637cm" svg:y1="13.092cm" svg:x2="4.937cm" svg:y2="15.232cm" draw:start-shape="id2" draw:start-glue-point="2" draw:end-shape="id5" draw:end-glue-point="0" svg:d="M4637 13092v500l300 1138v502" svg:viewBox="0 0 301 2141">
          <text:p text:style-name="P1">forward(MSG)</text:p>
        </draw:connector>
        <draw:custom-shape draw:style-name="gr2" draw:text-style-name="P2" xml:id="id5" draw:id="id5" draw:layer="layout" svg:width="5.842cm" svg:height="1.397cm" svg:x="2.016cm" svg:y="15.232cm">
          <text:p text:style-name="P1">Event_Transla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842cm" svg:height="1.397cm" svg:x="2.016cm" svg:y="18.596cm">
          <text:p text:style-name="P1">StateMachin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svg:x1="4.937cm" svg:y1="16.629cm" svg:x2="4.937cm" svg:y2="18.596cm" draw:start-shape="id5" draw:start-glue-point="2" draw:end-shape="id6" draw:end-glue-point="0" svg:d="M4937 16629v500 965 502" svg:viewBox="0 0 1 1968">
          <text:p/>
        </draw:connector>
        <draw:connector draw:style-name="gr4" draw:text-style-name="P3" draw:layer="layout" draw:type="lines" svg:x1="7.858cm" svg:y1="19.294cm" svg:x2="7.858cm" svg:y2="15.93cm" draw:start-shape="id6" draw:start-glue-point="1" draw:end-shape="id5" svg:d="M7858 19294h501v-3364h-501" svg:viewBox="0 0 502 3365">
          <text:p/>
        </draw:connector>
        <draw:frame draw:style-name="gr5" draw:text-style-name="P4" draw:layer="layout" svg:width="5.506cm" svg:height="0.962cm" svg:x="2.27cm" svg:y="4.737cm">
          <draw:text-box>
            <text:p>Event Menu/CMD</text:p>
          </draw:text-box>
        </draw:frame>
        <draw:connector draw:style-name="gr4" draw:text-style-name="P3" draw:layer="layout" svg:x1="10.995cm" svg:y1="13.092cm" svg:x2="4.937cm" svg:y2="15.232cm" draw:start-shape="id3" draw:end-shape="id5" draw:end-glue-point="0" svg:d="M10995 13092v1069h-6058v1071" svg:viewBox="0 0 6059 2141">
          <text:p/>
        </draw:connector>
        <draw:connector draw:style-name="gr4" draw:text-style-name="P3" draw:layer="layout" svg:x1="17.618cm" svg:y1="13.065cm" svg:x2="4.937cm" svg:y2="15.232cm" draw:start-shape="id4" draw:start-glue-point="2" draw:end-shape="id5" draw:end-glue-point="0" svg:d="M17618 13065v1083h-12681v1084" svg:viewBox="0 0 12682 2168">
          <text:p/>
        </draw:connector>
      </draw:page>
      <draw:page draw:name="page2" draw:style-name="dp1" draw:master-page-name="Default">
        <draw:custom-shape draw:style-name="gr6" draw:text-style-name="P2" draw:layer="layout" svg:width="13.589cm" svg:height="11.176cm" svg:x="1.889cm" svg:y="9.3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683cm" svg:height="0.381cm" svg:x="6.726cm" svg:y="7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683cm" svg:height="0.381cm" svg:x="6.726cm" svg:y="7.5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683cm" svg:height="0.381cm" svg:x="6.726cm" svg:y="7.9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3.683cm" svg:height="0.381cm" svg:x="6.726cm" svg:y="8.3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3.683cm" svg:height="0.381cm" svg:x="6.726cm" svg:y="6.71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006cm" svg:height="0.962cm" svg:x="10.917cm" svg:y="6.842cm">
          <draw:text-box>
            <text:p>Message queue</text:p>
          </draw:text-box>
        </draw:frame>
        <draw:connector draw:style-name="gr4" draw:text-style-name="P3" draw:layer="layout" svg:x1="8.567cm" svg:y1="8.693cm" svg:x2="8.595cm" svg:y2="10.798cm" draw:start-shape="id7" draw:start-glue-point="2" draw:end-shape="id8" draw:end-glue-point="4" svg:d="M8567 8693v1052h28v1053" svg:viewBox="0 0 29 2106">
          <text:p/>
        </draw:connector>
        <draw:custom-shape draw:style-name="gr9" draw:text-style-name="P1" xml:id="id11" draw:id="id11" draw:layer="layout" svg:width="2.667cm" svg:height="2.159cm" svg:x="7.334cm" svg:y="10.6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1.651cm" svg:height="1.778cm" svg:x="7.769cm" svg:y="10.79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10" draw:id="id10" draw:layer="layout" svg:width="2.966cm" svg:height="0.962cm" svg:x="3.64cm" svg:y="11.171cm">
          <draw:text-box>
            <text:p>WinMain</text:p>
          </draw:text-box>
        </draw:frame>
        <draw:frame draw:style-name="gr8" draw:text-style-name="P4" xml:id="id9" draw:id="id9" draw:layer="layout" svg:width="4.477cm" svg:height="0.962cm" svg:x="10.617cm" svg:y="11.187cm">
          <draw:text-box>
            <text:p>MessageLoop</text:p>
          </draw:text-box>
        </draw:frame>
        <draw:connector draw:style-name="gr4" draw:text-style-name="P3" draw:layer="layout" svg:x1="10.617cm" svg:y1="11.668cm" svg:x2="9.42cm" svg:y2="11.687cm" draw:start-shape="id9" draw:start-glue-point="3" draw:end-shape="id8" draw:end-glue-point="10" svg:d="M10617 11668h-598v19h-599" svg:viewBox="0 0 1198 20">
          <text:p/>
        </draw:connector>
        <draw:connector draw:style-name="gr4" draw:text-style-name="P3" draw:layer="layout" svg:x1="6.606cm" svg:y1="11.652cm" svg:x2="7.334cm" svg:y2="11.742cm" draw:start-shape="id10" draw:start-glue-point="1" draw:end-shape="id11" draw:end-glue-point="3" svg:d="M6606 11652h363v90h365" svg:viewBox="0 0 729 91">
          <text:p/>
        </draw:connector>
        <draw:custom-shape draw:style-name="gr11" draw:text-style-name="P2" xml:id="id12" draw:id="id12" draw:layer="layout" svg:width="11.103cm" svg:height="5.788cm" svg:x="2.862cm" svg:y="14.019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699cm" svg:height="1.016cm" svg:x="3.116cm" svg:y="15.108cm">
          <text:p text:style-name="P1"><text:span text:style-name="T1">MessageHand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699cm" svg:height="1.016cm" svg:x="8.758cm" svg:y="15.108cm">
          <text:p text:style-name="P1"><text:span text:style-name="T1">MessageHand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699cm" svg:height="1.016cm" svg:x="3.17cm" svg:y="16.505cm">
          <text:p text:style-name="P1"><text:span text:style-name="T1">MessageHand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699cm" svg:height="1.016cm" svg:x="8.758cm" svg:y="16.532cm">
          <text:p text:style-name="P1"><text:span text:style-name="T1">MessageHand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699cm" svg:height="1.016cm" svg:x="3.197cm" svg:y="17.902cm">
          <text:p text:style-name="P1"><text:span text:style-name="T1">MessageHand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699cm" svg:height="1.016cm" svg:x="8.731cm" svg:y="17.902cm">
          <text:p text:style-name="P1"><text:span text:style-name="T1">MessageHandl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667cm" svg:y1="12.822cm" svg:x2="8.413cm" svg:y2="14.019cm" draw:start-shape="id11" draw:start-glue-point="2" draw:end-shape="id12" draw:end-glue-point="0" svg:d="M8667 12822v598h-254v599" svg:viewBox="0 0 255 1198">
          <text:p/>
        </draw:connector>
        <draw:custom-shape draw:style-name="gr13" draw:text-style-name="P1" xml:id="id13" draw:id="id13" draw:layer="layout" svg:width="11.176cm" svg:height="1.143cm" svg:x="2.789cm" svg:y="22.223cm">
          <text:p text:style-name="P1">Def Win Proc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413cm" svg:y1="19.807cm" svg:x2="8.377cm" svg:y2="22.223cm" draw:start-shape="id12" draw:start-glue-point="2" draw:end-shape="id13" draw:end-glue-point="0" svg:d="M8413 19807v1208h-36v1208" svg:viewBox="0 0 37 2417">
          <text:p/>
        </draw:connector>
        <draw:connector draw:style-name="gr4" draw:text-style-name="P3" draw:layer="layout" svg:x1="4.884cm" svg:y1="5.01cm" svg:x2="8.567cm" svg:y2="6.712cm" draw:start-shape="id14" draw:start-glue-point="2" draw:end-shape="id15" svg:d="M4884 5010v851h3683v851" svg:viewBox="0 0 3684 1703">
          <text:p/>
        </draw:connector>
        <draw:connector draw:style-name="gr4" draw:text-style-name="P3" draw:layer="layout" svg:x1="12.504cm" svg:y1="5.01cm" svg:x2="8.567cm" svg:y2="6.712cm" draw:start-shape="id16" draw:start-glue-point="2" draw:end-shape="id15" draw:end-glue-point="0" svg:d="M12504 5010v851h-3937v851" svg:viewBox="0 0 3938 1703">
          <text:p/>
        </draw:connector>
        <draw:custom-shape draw:style-name="gr12" draw:text-style-name="P5" xml:id="id17" draw:id="id17" draw:layer="layout" svg:width="4.699cm" svg:height="1.016cm" svg:x="2.535cm" svg:y="2.494cm">
          <text:p text:style-name="P1"><text:span text:style-name="T1">WM_PAIN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8" draw:id="id18" draw:layer="layout" svg:width="4.699cm" svg:height="1.016cm" svg:x="10.144cm" svg:y="2.524cm">
          <text:p text:style-name="P1"><text:span text:style-name="T1">WM_PAIN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9" draw:id="id19" draw:layer="layout" svg:width="4.699cm" svg:height="1.016cm" svg:x="6.361cm" svg:y="1.127cm">
          <text:p text:style-name="P1"><text:span text:style-name="T1">WM_PAIN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884cm" svg:y1="3.51cm" svg:x2="8.567cm" svg:y2="6.712cm" draw:start-shape="id17" draw:end-shape="id15" svg:d="M4884 3510v1601h3683v1601" svg:viewBox="0 0 3684 3203">
          <text:p/>
        </draw:connector>
        <draw:connector draw:style-name="gr4" draw:text-style-name="P3" draw:layer="layout" svg:x1="12.493cm" svg:y1="3.54cm" svg:x2="8.567cm" svg:y2="6.712cm" draw:start-shape="id18" draw:start-glue-point="2" draw:end-shape="id15" draw:end-glue-point="0" svg:d="M12493 3540v1586h-3926v1586" svg:viewBox="0 0 3927 3173">
          <text:p/>
        </draw:connector>
        <draw:connector draw:style-name="gr4" draw:text-style-name="P3" draw:layer="layout" svg:x1="8.71cm" svg:y1="2.143cm" svg:x2="8.567cm" svg:y2="6.712cm" draw:start-shape="id19" draw:start-glue-point="2" draw:end-shape="id15" draw:end-glue-point="0" svg:d="M8710 2143v2284h-143v2285" svg:viewBox="0 0 144 4570">
          <text:p/>
        </draw:connector>
        <draw:custom-shape draw:style-name="gr12" draw:text-style-name="P5" xml:id="id14" draw:id="id14" draw:layer="layout" svg:width="4.699cm" svg:height="1.016cm" svg:x="2.535cm" svg:y="3.994cm">
          <text:p text:style-name="P1"><text:span text:style-name="T1">WM_PAIN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6" draw:id="id16" draw:layer="layout" svg:width="4.699cm" svg:height="1.016cm" svg:x="10.155cm" svg:y="3.994cm">
          <text:p text:style-name="P1"><text:span text:style-name="T1">WM_SIZE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685cm" svg:height="0.806cm" svg:x="2.632cm" svg:y="13.392cm">
          <draw:text-box>
            <text:p><text:span text:style-name="T2">Window Procedure</text:span></text:p>
          </draw:text-box>
        </draw:frame>
      </draw:page>
      <draw:page draw:name="page3" draw:style-name="dp1" draw:master-page-name="Default">
        <draw:custom-shape draw:style-name="gr14" draw:text-style-name="P8" xml:id="id24" draw:id="id24" draw:layer="layout" svg:width="10.033cm" svg:height="4.545cm" svg:x="2.324cm" svg:y="6.234cm">
          <text:p text:style-name="P7">View</text:p>
          <draw:enhanced-geometry svg:viewBox="0 0 21600 21600" draw:type="rectangle" draw:enhanced-path="M 0 0 L 21600 0 21600 21600 0 21600 0 0 Z N"/>
        </draw:custom-shape>
        <draw:custom-shape draw:style-name="gr15" draw:text-style-name="P2" xml:id="id23" draw:id="id23" draw:layer="layout" svg:width="7.239cm" svg:height="1.397cm" svg:x="3.662cm" svg:y="0.962cm">
          <text:p text:style-name="P1">MFC Applications</text:p>
          <draw:enhanced-geometry svg:viewBox="0 0 21600 21600" draw:type="rectangle" draw:enhanced-path="M 0 0 L 21600 0 21600 21600 0 21600 0 0 Z N"/>
        </draw:custom-shape>
        <draw:custom-shape draw:style-name="gr16" draw:text-style-name="P2" xml:id="id21" draw:id="id21" draw:layer="layout" svg:width="3.937cm" svg:height="1.397cm" svg:x="5.318cm" svg:y="4.175cm">
          <text:p text:style-name="P1">Windows</text:p>
          <draw:enhanced-geometry svg:viewBox="0 0 21600 21600" draw:type="rectangle" draw:enhanced-path="M 0 0 L 21600 0 21600 21600 0 21600 0 0 Z N"/>
        </draw:custom-shape>
        <draw:custom-shape draw:style-name="gr16" draw:text-style-name="P2" xml:id="id20" draw:id="id20" draw:layer="layout" svg:width="3.937cm" svg:height="1.397cm" svg:x="7.809cm" svg:y="8.139cm">
          <text:p text:style-name="P1">Controls</text:p>
          <draw:enhanced-geometry svg:viewBox="0 0 21600 21600" draw:type="rectangle" draw:enhanced-path="M 0 0 L 21600 0 21600 21600 0 21600 0 0 Z N"/>
        </draw:custom-shape>
        <draw:custom-shape draw:style-name="gr16" draw:text-style-name="P2" xml:id="id22" draw:id="id22" draw:layer="layout" svg:width="3.937cm" svg:height="1.397cm" svg:x="2.935cm" svg:y="8.193cm">
          <text:p text:style-name="P1">Device </text:p>
          <text:p text:style-name="P1">Contex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777cm" svg:y1="8.139cm" svg:x2="7.286cm" svg:y2="5.572cm" draw:start-shape="id20" draw:start-glue-point="0" draw:end-shape="id21" draw:end-glue-point="2" svg:d="M9777 8139v-1284h-2491v-1283" svg:viewBox="0 0 2492 2568">
          <text:p/>
        </draw:connector>
        <draw:connector draw:style-name="gr4" draw:text-style-name="P3" draw:layer="layout" svg:x1="4.903cm" svg:y1="8.193cm" svg:x2="7.286cm" svg:y2="5.572cm" draw:start-shape="id22" draw:end-shape="id21" svg:d="M4903 8193v-1311h2383v-1310" svg:viewBox="0 0 2384 2622">
          <text:p/>
        </draw:connector>
        <draw:connector draw:style-name="gr4" draw:text-style-name="P3" draw:layer="layout" svg:x1="7.286cm" svg:y1="4.175cm" svg:x2="7.281cm" svg:y2="2.359cm" draw:start-shape="id21" draw:start-glue-point="0" draw:end-shape="id23" svg:d="M7286 4175v-909h-5v-907" svg:viewBox="0 0 6 1817">
          <text:p/>
        </draw:connector>
        <draw:custom-shape draw:style-name="gr14" draw:text-style-name="P10" xml:id="id25" draw:id="id25" draw:layer="layout" svg:width="10.033cm" svg:height="4.545cm" svg:x="2.343cm" svg:y="13.473cm">
          <text:p text:style-name="P9"><text:span text:style-name="T3">Controllers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7.34cm" svg:y1="10.779cm" svg:x2="7.359cm" svg:y2="13.473cm" draw:start-shape="id24" draw:start-glue-point="2" draw:end-shape="id25" draw:end-glue-point="0" svg:d="M7340 10779v1346h19v1348" svg:viewBox="0 0 20 2695">
          <text:p/>
        </draw:connector>
        <draw:custom-shape draw:style-name="gr16" draw:text-style-name="P2" draw:layer="layout" svg:width="3.937cm" svg:height="1.397cm" svg:x="2.905cm" svg:y="14.081cm">
          <text:p text:style-name="P1">Controller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4T14:42:38.225113597</meta:creation-date>
    <dc:date>2019-01-24T16:34:51.338573666</dc:date>
    <meta:editing-duration>PT1H13M15S</meta:editing-duration>
    <meta:editing-cycles>100</meta:editing-cycles>
    <meta:generator>LibreOffice/6.0.7.3$Linux_X86_64 LibreOffice_project/00m0$Build-3</meta:generator>
    <meta:document-statistic meta:object-count="62"/>
  </office:meta>
</office:document-meta>
</file>